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b7b79d"/>
    </style:style>
    <style:style style:name="gr2" style:family="graphic" style:parent-style-name="standard">
      <style:graphic-properties svg:stroke-width="0.001cm" svg:stroke-color="#494936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c9c9b6"/>
    </style:style>
    <style:style style:name="gr4" style:family="graphic" style:parent-style-name="standard">
      <style:graphic-properties draw:stroke="none" svg:stroke-width="0.001cm" draw:fill-color="#7a7a5a"/>
    </style:style>
    <style:style style:name="gr5" style:family="graphic" style:parent-style-name="standard">
      <style:graphic-properties draw:stroke="none" svg:stroke-width="0.001cm" draw:fill-color="#ecece7"/>
    </style:style>
    <style:style style:name="gr6" style:family="graphic" style:parent-style-name="standard">
      <style:graphic-properties draw:stroke="none" svg:stroke-width="0.001cm" draw:fill-color="#ffffff"/>
    </style:style>
  </office:automatic-styles>
  <office:body>
    <office:drawing>
      <draw:page draw:name="page1" draw:style-name="dp1" draw:master-page-name="Default">
        <draw:g>
          <draw:glue-point draw:id="4" svg:x="-4.27cm" svg:y="-5cm"/>
          <draw:glue-point draw:id="5" svg:x="5cm" svg:y="-5cm"/>
          <draw:glue-point draw:id="6" svg:x="0.365cm" svg:y="-5cm"/>
          <draw:glue-point draw:id="7" svg:x="-5cm" svg:y="5cm"/>
          <draw:glue-point draw:id="8" svg:x="4.267cm" svg:y="5cm"/>
          <draw:glue-point draw:id="9" svg:x="-0.367cm" svg:y="5cm"/>
          <draw:glue-point draw:id="10" svg:x="-5cm" svg:y="-3.851cm"/>
          <draw:glue-point draw:id="11" svg:x="-5cm" svg:y="0.575cm"/>
          <draw:glue-point draw:id="12" svg:x="5cm" svg:y="3.759cm"/>
          <draw:glue-point draw:id="13" svg:x="5cm" svg:y="-0.62cm"/>
          <draw:glue-point draw:id="14" svg:x="-0.001cm" svg:y="-0.014cm"/>
          <draw:polygon draw:style-name="gr1" draw:layer="layout" svg:width="3.114cm" svg:height="1.77cm" svg:x="0cm" svg:y="0.23cm" svg:viewBox="0 0 3115 1771" draw:points="0,0 0,1771 3115,1771 3115,0">
            <text:p/>
          </draw:polygon>
          <draw:polygon draw:style-name="gr2" draw:layer="layout" svg:width="3.114cm" svg:height="1.77cm" svg:x="0cm" svg:y="0.23cm" svg:viewBox="0 0 3115 1771" draw:points="0,0 0,1771 3115,1771 3115,0">
            <text:p/>
          </draw:polygon>
          <draw:polygon draw:style-name="gr3" draw:layer="layout" svg:width="3.36cm" svg:height="0.23cm" svg:x="0cm" svg:y="0cm" svg:viewBox="0 0 3361 231" draw:points="0,231 245,0 3361,0 3114,231">
            <text:p/>
          </draw:polygon>
          <draw:polygon draw:style-name="gr2" draw:layer="layout" svg:width="3.36cm" svg:height="0.23cm" svg:x="0cm" svg:y="0cm" svg:viewBox="0 0 3361 231" draw:points="0,231 245,0 3361,0 3114,231">
            <text:p/>
          </draw:polygon>
          <draw:polygon draw:style-name="gr4" draw:layer="layout" svg:width="0.246cm" svg:height="2cm" svg:x="3.114cm" svg:y="0cm" svg:viewBox="0 0 247 2001" draw:points="0,2001 247,1752 247,0 0,230">
            <text:p/>
          </draw:polygon>
          <draw:polygon draw:style-name="gr2" draw:layer="layout" svg:width="0.246cm" svg:height="2cm" svg:x="3.114cm" svg:y="0cm" svg:viewBox="0 0 247 2001" draw:points="0,2001 247,1752 247,0 0,230">
            <text:p/>
          </draw:polygon>
          <draw:polygon draw:style-name="gr5" draw:layer="layout" svg:width="2.182cm" svg:height="1.381cm" svg:x="0.211cm" svg:y="0.46cm" svg:viewBox="0 0 2183 1382" draw:points="0,0 2183,0 2183,1382 0,1382">
            <text:p/>
          </draw:polygon>
          <draw:polygon draw:style-name="gr2" draw:layer="layout" svg:width="2.182cm" svg:height="1.381cm" svg:x="0.211cm" svg:y="0.46cm" svg:viewBox="0 0 2183 1382" draw:points="0,0 2183,0 2183,1382 0,1382">
            <text:p/>
          </draw:polygon>
          <draw:polygon draw:style-name="gr6" draw:layer="layout" svg:width="0.281cm" svg:height="0.142cm" svg:x="2.621cm" svg:y="0.566cm" svg:viewBox="0 0 282 143" draw:points="0,0 282,0 282,143 0,143">
            <text:p/>
          </draw:polygon>
          <draw:polygon draw:style-name="gr2" draw:layer="layout" svg:width="0.281cm" svg:height="0.142cm" svg:x="2.621cm" svg:y="0.566cm" svg:viewBox="0 0 282 143" draw:points="0,0 282,0 282,143 0,143">
            <text:p/>
          </draw:polygon>
          <draw:polygon draw:style-name="gr6" draw:layer="layout" svg:width="0.281cm" svg:height="0.142cm" svg:x="2.621cm" svg:y="0.921cm" svg:viewBox="0 0 282 143" draw:points="0,0 282,0 282,143 0,143">
            <text:p/>
          </draw:polygon>
          <draw:polygon draw:style-name="gr2" draw:layer="layout" svg:width="0.281cm" svg:height="0.142cm" svg:x="2.621cm" svg:y="0.921cm" svg:viewBox="0 0 282 143" draw:points="0,0 282,0 282,143 0,143">
            <text:p/>
          </draw:polygon>
          <draw:polygon draw:style-name="gr6" draw:layer="layout" svg:width="0.281cm" svg:height="0.142cm" svg:x="2.621cm" svg:y="1.274cm" svg:viewBox="0 0 282 143" draw:points="0,0 282,0 282,143 0,143">
            <text:p/>
          </draw:polygon>
          <draw:polygon draw:style-name="gr2" draw:layer="layout" svg:width="0.281cm" svg:height="0.142cm" svg:x="2.621cm" svg:y="1.274cm" svg:viewBox="0 0 282 143" draw:points="0,0 282,0 282,143 0,143">
            <text:p/>
          </draw:polygon>
          <draw:polygon draw:style-name="gr6" draw:layer="layout" svg:width="0.281cm" svg:height="0.141cm" svg:x="2.621cm" svg:y="1.628cm" svg:viewBox="0 0 282 142" draw:points="0,0 282,0 282,142 0,142">
            <text:p/>
          </draw:polygon>
          <draw:polygon draw:style-name="gr2" draw:layer="layout" svg:width="0.281cm" svg:height="0.141cm" svg:x="2.621cm" svg:y="1.628cm" svg:viewBox="0 0 282 142" draw:points="0,0 282,0 282,142 0,142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Handheld</dc:title>
    <meta:creation-date>2011-02-07T16:37:53</meta:creation-date>
    <meta:editing-duration>P0D</meta:editing-duration>
    <meta:editing-cycles>1</meta:editing-cycles>
    <meta:document-statistic meta:object-count="17"/>
    <meta:generator>OpenOffice.org/3.3$Linux OpenOffice.org_project/330m20$Build-9567</meta:generator>
  </office:meta>
</office:document-meta>
</file>